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mm"/>
    </style:style>
    <style:style style:name="co2" style:family="table-column">
      <style:table-column-properties fo:break-before="auto" style:column-width="12.08mm"/>
    </style:style>
    <style:style style:name="co3" style:family="table-column">
      <style:table-column-properties fo:break-before="auto" style:column-width="1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ackground-color="#000000"/>
      <style:text-properties fo:color="#ffffff"/>
    </style:style>
    <style:style style:name="ce4" style:family="table-cell" style:parent-style-name="Default" style:data-style-name="N109"/>
    <style:style style:name="ce19" style:family="table-cell" style:parent-style-name="Default" style:data-style-name="N109">
      <style:table-cell-properties fo:background-color="transparent"/>
      <style:text-properties fo:color="#000000"/>
    </style:style>
    <style:style style:name="ce20" style:family="table-cell" style:parent-style-name="Default" style:data-style-name="N109">
      <style:table-cell-properties fo:background-color="transparent"/>
      <style:text-properties fo:color="#ffffff"/>
    </style:style>
    <style:style style:name="ce21" style:family="table-cell" style:parent-style-name="Default" style:data-style-name="N109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2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24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2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109">
      <style:table-cell-properties fo:background-color="transparent" fo:border="none"/>
      <style:text-properties fo:color="#000000"/>
    </style:style>
    <style:style style:name="ce29" style:family="table-cell" style:parent-style-name="Default" style:data-style-name="N109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36" style:family="table-cell" style:parent-style-name="Default" style:data-style-name="N109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Wyniki" table:style-name="ta1">
        <table:table-column table:style-name="co1" table:number-columns-repeated="24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998" table:default-cell-style-name="Default"/>
        <table:table-row table:style-name="ro1">
          <table:table-cell table:style-name="ce16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6" table:number-columns-repeated="999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office:value-type="float" office:value="33.744" calcext:value-type="float">
            <text:p>33,744</text:p>
          </table:table-cell>
          <table:table-cell office:value-type="float" office:value="33.005" calcext:value-type="float">
            <text:p>33,005</text:p>
          </table:table-cell>
          <table:table-cell office:value-type="float" office:value="36.207" calcext:value-type="float">
            <text:p>36,207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40.148" calcext:value-type="float">
            <text:p>40,148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7.931" calcext:value-type="float">
            <text:p>37,931</text:p>
          </table:table-cell>
          <table:table-cell table:number-columns-repeated="3" office:value-type="float" office:value="38.177" calcext:value-type="float">
            <text:p>38,177</text:p>
          </table:table-cell>
          <table:table-cell office:value-type="float" office:value="37.685" calcext:value-type="float">
            <text:p>37,685</text:p>
          </table:table-cell>
          <table:table-cell office:value-type="float" office:value="37.931" calcext:value-type="float">
            <text:p>37,931</text:p>
          </table:table-cell>
          <table:table-cell table:style-name="ce15" table:formula="of:=AVERAGE([.B2:.Y2])" office:value-type="float" office:value="38.618625" calcext:value-type="float">
            <text:p>38,61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office:value-type="float" office:value="33.498" calcext:value-type="float">
            <text:p>33,498</text:p>
          </table:table-cell>
          <table:table-cell office:value-type="float" office:value="33.251" calcext:value-type="float">
            <text:p>33,251</text:p>
          </table:table-cell>
          <table:table-cell office:value-type="float" office:value="36.207" calcext:value-type="float">
            <text:p>36,207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40.148" calcext:value-type="float">
            <text:p>40,148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7.931" calcext:value-type="float">
            <text:p>37,931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67" calcext:value-type="float">
            <text:p>38,67</text:p>
          </table:table-cell>
          <table:table-cell office:value-type="float" office:value="38.916" calcext:value-type="float">
            <text:p>38,916</text:p>
          </table:table-cell>
          <table:table-cell table:style-name="ce15" table:formula="of:=AVERAGE([.B3:.Y3])" office:value-type="float" office:value="38.7315" calcext:value-type="float">
            <text:p>38,7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office:value-type="float" office:value="33.744" calcext:value-type="float">
            <text:p>33,744</text:p>
          </table:table-cell>
          <table:table-cell office:value-type="float" office:value="32.759" calcext:value-type="float">
            <text:p>32,759</text:p>
          </table:table-cell>
          <table:table-cell office:value-type="float" office:value="36.207" calcext:value-type="float">
            <text:p>36,207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40.148" calcext:value-type="float">
            <text:p>40,148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7.931" calcext:value-type="float">
            <text:p>37,931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67" calcext:value-type="float">
            <text:p>38,67</text:p>
          </table:table-cell>
          <table:table-cell office:value-type="float" office:value="38.916" calcext:value-type="float">
            <text:p>38,916</text:p>
          </table:table-cell>
          <table:table-cell table:style-name="ce15" table:formula="of:=AVERAGE([.B4:.Y4])" office:value-type="float" office:value="38.711" calcext:value-type="float">
            <text:p>38,7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office:value-type="float" office:value="33.744" calcext:value-type="float">
            <text:p>33,744</text:p>
          </table:table-cell>
          <table:table-cell office:value-type="float" office:value="32.759" calcext:value-type="float">
            <text:p>32,759</text:p>
          </table:table-cell>
          <table:table-cell office:value-type="float" office:value="36.207" calcext:value-type="float">
            <text:p>36,207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5:.Y5])" office:value-type="float" office:value="38.6905416666667" calcext:value-type="float">
            <text:p>38,69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office:value-type="float" office:value="33.99" calcext:value-type="float">
            <text:p>33,99</text:p>
          </table:table-cell>
          <table:table-cell office:value-type="float" office:value="32.759" calcext:value-type="float">
            <text:p>32,759</text:p>
          </table:table-cell>
          <table:table-cell office:value-type="float" office:value="36.453" calcext:value-type="float">
            <text:p>36,453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6:.Y6])" office:value-type="float" office:value="38.7315833333333" calcext:value-type="float">
            <text:p>38,7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office:value-type="float" office:value="33.99" calcext:value-type="float">
            <text:p>33,99</text:p>
          </table:table-cell>
          <table:table-cell office:value-type="float" office:value="33.005" calcext:value-type="float">
            <text:p>33,005</text:p>
          </table:table-cell>
          <table:table-cell office:value-type="float" office:value="37.192" calcext:value-type="float">
            <text:p>37,192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7:.Y7])" office:value-type="float" office:value="38.772625" calcext:value-type="float">
            <text:p>38,77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float" office:value="34.483" calcext:value-type="float">
            <text:p>34,483</text:p>
          </table:table-cell>
          <table:table-cell office:value-type="float" office:value="33.251" calcext:value-type="float">
            <text:p>33,251</text:p>
          </table:table-cell>
          <table:table-cell office:value-type="float" office:value="37.192" calcext:value-type="float">
            <text:p>37,192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8:.Y8])" office:value-type="float" office:value="38.8034166666667" calcext:value-type="float">
            <text:p>38,80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office:value-type="float" office:value="35.468" calcext:value-type="float">
            <text:p>35,468</text:p>
          </table:table-cell>
          <table:table-cell office:value-type="float" office:value="33.498" calcext:value-type="float">
            <text:p>33,498</text:p>
          </table:table-cell>
          <table:table-cell office:value-type="float" office:value="37.438" calcext:value-type="float">
            <text:p>37,438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2.118" calcext:value-type="float">
            <text:p>42,118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9:.Y9])" office:value-type="float" office:value="38.9060416666667" calcext:value-type="float">
            <text:p>38,9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office:value-type="float" office:value="35.468" calcext:value-type="float">
            <text:p>35,468</text:p>
          </table:table-cell>
          <table:table-cell office:value-type="float" office:value="34.236" calcext:value-type="float">
            <text:p>34,236</text:p>
          </table:table-cell>
          <table:table-cell office:value-type="float" office:value="37.438" calcext:value-type="float">
            <text:p>37,438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901" calcext:value-type="float">
            <text:p>39,901</text:p>
          </table:table-cell>
          <table:table-cell office:value-type="float" office:value="42.118" calcext:value-type="float">
            <text:p>42,118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10:.Y10])" office:value-type="float" office:value="38.9572916666667" calcext:value-type="float">
            <text:p>38,9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office:value-type="float" office:value="35.468" calcext:value-type="float">
            <text:p>35,468</text:p>
          </table:table-cell>
          <table:table-cell office:value-type="float" office:value="33.99" calcext:value-type="float">
            <text:p>33,99</text:p>
          </table:table-cell>
          <table:table-cell office:value-type="float" office:value="36.946" calcext:value-type="float">
            <text:p>36,946</text:p>
          </table:table-cell>
          <table:table-cell office:value-type="float" office:value="38.67" calcext:value-type="float">
            <text:p>38,67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901" calcext:value-type="float">
            <text:p>39,901</text:p>
          </table:table-cell>
          <table:table-cell office:value-type="float" office:value="42.118" calcext:value-type="float">
            <text:p>42,118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64" calcext:value-type="float">
            <text:p>40,6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11:.Y11])" office:value-type="float" office:value="38.906" calcext:value-type="float">
            <text:p>38,90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office:value-type="float" office:value="34.975" calcext:value-type="float">
            <text:p>34,975</text:p>
          </table:table-cell>
          <table:table-cell office:value-type="float" office:value="35.468" calcext:value-type="float">
            <text:p>35,468</text:p>
          </table:table-cell>
          <table:table-cell office:value-type="float" office:value="36.946" calcext:value-type="float">
            <text:p>36,946</text:p>
          </table:table-cell>
          <table:table-cell office:value-type="float" office:value="38.67" calcext:value-type="float">
            <text:p>38,67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901" calcext:value-type="float">
            <text:p>39,901</text:p>
          </table:table-cell>
          <table:table-cell office:value-type="float" office:value="42.118" calcext:value-type="float">
            <text:p>42,118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12:.Y12])" office:value-type="float" office:value="39.0394166666667" calcext:value-type="float">
            <text:p>39,03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office:value-type="float" office:value="34.975" calcext:value-type="float">
            <text:p>34,975</text:p>
          </table:table-cell>
          <table:table-cell office:value-type="float" office:value="35.714" calcext:value-type="float">
            <text:p>35,714</text:p>
          </table:table-cell>
          <table:table-cell office:value-type="float" office:value="37.192" calcext:value-type="float">
            <text:p>37,19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901" calcext:value-type="float">
            <text:p>39,901</text:p>
          </table:table-cell>
          <table:table-cell office:value-type="float" office:value="42.118" calcext:value-type="float">
            <text:p>42,118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655" calcext:value-type="float">
            <text:p>39,655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table:style-name="ce15" table:formula="of:=AVERAGE([.B13:.Y13])" office:value-type="float" office:value="39.101" calcext:value-type="float">
            <text:p>39,10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office:value-type="float" office:value="34.975" calcext:value-type="float">
            <text:p>34,975</text:p>
          </table:table-cell>
          <table:table-cell office:value-type="float" office:value="35.961" calcext:value-type="float">
            <text:p>35,961</text:p>
          </table:table-cell>
          <table:table-cell office:value-type="float" office:value="37.192" calcext:value-type="float">
            <text:p>37,19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901" calcext:value-type="float">
            <text:p>39,901</text:p>
          </table:table-cell>
          <table:table-cell office:value-type="float" office:value="42.118" calcext:value-type="float">
            <text:p>42,118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67" calcext:value-type="float">
            <text:p>38,67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style-name="ce15" table:formula="of:=AVERAGE([.B14:.Y14])" office:value-type="float" office:value="39.0701666666667" calcext:value-type="float">
            <text:p>39,07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office:value-type="float" office:value="36.453" calcext:value-type="float">
            <text:p>36,453</text:p>
          </table:table-cell>
          <table:table-cell office:value-type="float" office:value="36.207" calcext:value-type="float">
            <text:p>36,207</text:p>
          </table:table-cell>
          <table:table-cell office:value-type="float" office:value="37.438" calcext:value-type="float">
            <text:p>37,438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655" calcext:value-type="float">
            <text:p>39,655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177" calcext:value-type="float">
            <text:p>38,177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style-name="ce15" table:formula="of:=AVERAGE([.B15:.Y15])" office:value-type="float" office:value="39.0906666666667" calcext:value-type="float">
            <text:p>39,09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office:value-type="float" office:value="36.453" calcext:value-type="float">
            <text:p>36,453</text:p>
          </table:table-cell>
          <table:table-cell office:value-type="float" office:value="36.207" calcext:value-type="float">
            <text:p>36,207</text:p>
          </table:table-cell>
          <table:table-cell office:value-type="float" office:value="37.438" calcext:value-type="float">
            <text:p>37,438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655" calcext:value-type="float">
            <text:p>39,655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177" calcext:value-type="float">
            <text:p>38,177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177" calcext:value-type="float">
            <text:p>38,177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table:style-name="ce15" table:formula="of:=AVERAGE([.B16:.Y16])" office:value-type="float" office:value="39.1112083333333" calcext:value-type="float">
            <text:p>39,11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office:value-type="float" office:value="36.453" calcext:value-type="float">
            <text:p>36,453</text:p>
          </table:table-cell>
          <table:table-cell office:value-type="float" office:value="36.946" calcext:value-type="float">
            <text:p>36,946</text:p>
          </table:table-cell>
          <table:table-cell office:value-type="float" office:value="37.438" calcext:value-type="float">
            <text:p>37,438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655" calcext:value-type="float">
            <text:p>39,655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8.177" calcext:value-type="float">
            <text:p>38,177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177" calcext:value-type="float">
            <text:p>38,177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table:style-name="ce15" table:formula="of:=AVERAGE([.B17:.Y17])" office:value-type="float" office:value="39.142" calcext:value-type="float">
            <text:p>39,1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office:value-type="float" office:value="36.453" calcext:value-type="float">
            <text:p>36,453</text:p>
          </table:table-cell>
          <table:table-cell office:value-type="float" office:value="38.177" calcext:value-type="float">
            <text:p>38,177</text:p>
          </table:table-cell>
          <table:table-cell office:value-type="float" office:value="37.931" calcext:value-type="float">
            <text:p>37,931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655" calcext:value-type="float">
            <text:p>39,655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655" calcext:value-type="float">
            <text:p>39,655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table:style-name="ce15" table:formula="of:=AVERAGE([.B18:.Y18])" office:value-type="float" office:value="39.337" calcext:value-type="float">
            <text:p>39,33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office:value-type="float" office:value="36.453" calcext:value-type="float">
            <text:p>36,453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table:style-name="ce15" table:formula="of:=AVERAGE([.B19:.Y19])" office:value-type="float" office:value="39.36775" calcext:value-type="float">
            <text:p>39,36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office:value-type="float" office:value="36.453" calcext:value-type="float">
            <text:p>36,453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table:style-name="ce15" table:formula="of:=AVERAGE([.B20:.Y20])" office:value-type="float" office:value="39.3985416666667" calcext:value-type="float">
            <text:p>39,3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office:value-type="float" office:value="36.453" calcext:value-type="float">
            <text:p>36,453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901" calcext:value-type="float">
            <text:p>39,901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901" calcext:value-type="float">
            <text:p>39,901</text:p>
          </table:table-cell>
          <table:table-cell table:style-name="ce15" table:formula="of:=AVERAGE([.B21:.Y21])" office:value-type="float" office:value="39.5832083333333" calcext:value-type="float">
            <text:p>39,58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office:value-type="float" office:value="37.192" calcext:value-type="float">
            <text:p>37,192</text:p>
          </table:table-cell>
          <table:table-cell office:value-type="float" office:value="38.177" calcext:value-type="float">
            <text:p>38,177</text:p>
          </table:table-cell>
          <table:table-cell office:value-type="float" office:value="37.931" calcext:value-type="float">
            <text:p>37,931</text:p>
          </table:table-cell>
          <table:table-cell office:value-type="float" office:value="38.67" calcext:value-type="float">
            <text:p>38,67</text:p>
          </table:table-cell>
          <table:table-cell office:value-type="float" office:value="39.655" calcext:value-type="float">
            <text:p>39,655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409" calcext:value-type="float">
            <text:p>39,409</text:p>
          </table:table-cell>
          <table:table-cell office:value-type="float" office:value="41.379" calcext:value-type="float">
            <text:p>41,379</text:p>
          </table:table-cell>
          <table:table-cell office:value-type="float" office:value="38.916" calcext:value-type="float">
            <text:p>38,916</text:p>
          </table:table-cell>
          <table:table-cell table:number-columns-repeated="2"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901" calcext:value-type="float">
            <text:p>39,901</text:p>
          </table:table-cell>
          <table:table-cell table:number-columns-repeated="2" office:value-type="float" office:value="39.655" calcext:value-type="float">
            <text:p>39,655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table:style-name="ce15" table:formula="of:=AVERAGE([.B22:.Y22])" office:value-type="float" office:value="39.5422083333333" calcext:value-type="float">
            <text:p>39,5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office:value-type="float" office:value="36.946" calcext:value-type="float">
            <text:p>36,946</text:p>
          </table:table-cell>
          <table:table-cell office:value-type="float" office:value="38.177" calcext:value-type="float">
            <text:p>38,177</text:p>
          </table:table-cell>
          <table:table-cell office:value-type="float" office:value="37.931" calcext:value-type="float">
            <text:p>37,931</text:p>
          </table:table-cell>
          <table:table-cell office:value-type="float" office:value="38.67" calcext:value-type="float">
            <text:p>38,67</text:p>
          </table:table-cell>
          <table:table-cell office:value-type="float" office:value="39.655" calcext:value-type="float">
            <text:p>39,655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409" calcext:value-type="float">
            <text:p>39,409</text:p>
          </table:table-cell>
          <table:table-cell office:value-type="float" office:value="41.379" calcext:value-type="float">
            <text:p>41,379</text:p>
          </table:table-cell>
          <table:table-cell office:value-type="float" office:value="38.916" calcext:value-type="float">
            <text:p>38,916</text:p>
          </table:table-cell>
          <table:table-cell table:number-columns-repeated="2"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148" calcext:value-type="float">
            <text:p>40,148</text:p>
          </table:table-cell>
          <table:table-cell table:number-columns-repeated="2" office:value-type="float" office:value="39.901" calcext:value-type="float">
            <text:p>39,901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table:style-name="ce15" table:formula="of:=AVERAGE([.B23:.Y23])" office:value-type="float" office:value="39.56275" calcext:value-type="float">
            <text:p>39,56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office:value-type="float" office:value="36.7" calcext:value-type="float">
            <text:p>36,7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8.67" calcext:value-type="float">
            <text:p>38,67</text:p>
          </table:table-cell>
          <table:table-cell office:value-type="float" office:value="39.655" calcext:value-type="float">
            <text:p>39,655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409" calcext:value-type="float">
            <text:p>39,409</text:p>
          </table:table-cell>
          <table:table-cell office:value-type="float" office:value="41.379" calcext:value-type="float">
            <text:p>41,379</text:p>
          </table:table-cell>
          <table:table-cell office:value-type="float" office:value="38.916" calcext:value-type="float">
            <text:p>38,916</text:p>
          </table:table-cell>
          <table:table-cell table:number-columns-repeated="2" office:value-type="float" office:value="39.409" calcext:value-type="float">
            <text:p>39,409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42.365" calcext:value-type="float">
            <text:p>42,365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394" calcext:value-type="float">
            <text:p>40,394</text:p>
          </table:table-cell>
          <table:table-cell table:number-columns-repeated="3"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table:style-name="ce15" table:formula="of:=AVERAGE([.B24:.Y24])" office:value-type="float" office:value="39.6654166666667" calcext:value-type="float">
            <text:p>39,66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office:value-type="float" office:value="36.7" calcext:value-type="float">
            <text:p>36,7</text:p>
          </table:table-cell>
          <table:table-cell office:value-type="float" office:value="37.931" calcext:value-type="float">
            <text:p>37,931</text:p>
          </table:table-cell>
          <table:table-cell table:number-columns-repeated="2"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7.931" calcext:value-type="float">
            <text:p>37,931</text:p>
          </table:table-cell>
          <table:table-cell office:value-type="float" office:value="38.916" calcext:value-type="float">
            <text:p>38,916</text:p>
          </table:table-cell>
          <table:table-cell office:value-type="float" office:value="40.887" calcext:value-type="float">
            <text:p>40,887</text:p>
          </table:table-cell>
          <table:table-cell table:number-columns-repeated="3" office:value-type="float" office:value="37.931" calcext:value-type="float">
            <text:p>37,931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40.887" calcext:value-type="float">
            <text:p>40,887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901" calcext:value-type="float">
            <text:p>39,901</text:p>
          </table:table-cell>
          <table:table-cell table:number-columns-repeated="3" office:value-type="float" office:value="39.655" calcext:value-type="float">
            <text:p>39,655</text:p>
          </table:table-cell>
          <table:table-cell office:value-type="float" office:value="39.901" calcext:value-type="float">
            <text:p>39,901</text:p>
          </table:table-cell>
          <table:table-cell table:style-name="ce15" table:formula="of:=AVERAGE([.B25:.Y25])" office:value-type="float" office:value="39.1215" calcext:value-type="float">
            <text:p>39,12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office:value-type="float" office:value="36.207" calcext:value-type="float">
            <text:p>36,207</text:p>
          </table:table-cell>
          <table:table-cell table:number-columns-repeated="2" office:value-type="float" office:value="37.931" calcext:value-type="float">
            <text:p>37,931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887" calcext:value-type="float">
            <text:p>40,887</text:p>
          </table:table-cell>
          <table:table-cell table:number-columns-repeated="3" office:value-type="float" office:value="37.931" calcext:value-type="float">
            <text:p>37,931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887" calcext:value-type="float">
            <text:p>40,887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901" calcext:value-type="float">
            <text:p>39,901</text:p>
          </table:table-cell>
          <table:table-cell table:number-columns-repeated="3" office:value-type="float" office:value="39.655" calcext:value-type="float">
            <text:p>39,655</text:p>
          </table:table-cell>
          <table:table-cell office:value-type="float" office:value="39.901" calcext:value-type="float">
            <text:p>39,901</text:p>
          </table:table-cell>
          <table:table-cell table:style-name="ce15" table:formula="of:=AVERAGE([.B26:.Y26])" office:value-type="float" office:value="39.09075" calcext:value-type="float">
            <text:p>39,09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office:value-type="float" office:value="36.946" calcext:value-type="float">
            <text:p>36,946</text:p>
          </table:table-cell>
          <table:table-cell office:value-type="float" office:value="38.67" calcext:value-type="float">
            <text:p>38,67</text:p>
          </table:table-cell>
          <table:table-cell table:number-columns-repeated="2" office:value-type="float" office:value="38.424" calcext:value-type="float">
            <text:p>38,424</text:p>
          </table:table-cell>
          <table:table-cell office:value-type="float" office:value="39.901" calcext:value-type="float">
            <text:p>39,901</text:p>
          </table:table-cell>
          <table:table-cell office:value-type="float" office:value="38.67" calcext:value-type="float">
            <text:p>38,67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887" calcext:value-type="float">
            <text:p>40,887</text:p>
          </table:table-cell>
          <table:table-cell table:number-columns-repeated="3" office:value-type="float" office:value="37.931" calcext:value-type="float">
            <text:p>37,931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887" calcext:value-type="float">
            <text:p>40,887</text:p>
          </table:table-cell>
          <table:table-cell office:value-type="float" office:value="39.655" calcext:value-type="float">
            <text:p>39,655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901" calcext:value-type="float">
            <text:p>39,901</text:p>
          </table:table-cell>
          <table:table-cell table:number-columns-repeated="3" office:value-type="float" office:value="39.655" calcext:value-type="float">
            <text:p>39,655</text:p>
          </table:table-cell>
          <table:table-cell office:value-type="float" office:value="39.901" calcext:value-type="float">
            <text:p>39,901</text:p>
          </table:table-cell>
          <table:table-cell table:style-name="ce15" table:formula="of:=AVERAGE([.B27:.Y27])" office:value-type="float" office:value="39.2549583333333" calcext:value-type="float">
            <text:p>39,25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office:value-type="float" office:value="37.192" calcext:value-type="float">
            <text:p>37,192</text:p>
          </table:table-cell>
          <table:table-cell office:value-type="float" office:value="38.67" calcext:value-type="float">
            <text:p>38,67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901" calcext:value-type="float">
            <text:p>39,901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64" calcext:value-type="float">
            <text:p>40,64</text:p>
          </table:table-cell>
          <table:table-cell table:number-columns-repeated="3" office:value-type="float" office:value="37.931" calcext:value-type="float">
            <text:p>37,931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163" calcext:value-type="float">
            <text:p>39,163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626" calcext:value-type="float">
            <text:p>41,626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655" calcext:value-type="float">
            <text:p>39,655</text:p>
          </table:table-cell>
          <table:table-cell table:number-columns-repeated="4"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table:style-name="ce15" table:formula="of:=AVERAGE([.B28:.Y28])" office:value-type="float" office:value="39.429375" calcext:value-type="float">
            <text:p>39,42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office:value-type="float" office:value="37.192" calcext:value-type="float">
            <text:p>37,192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148" calcext:value-type="float">
            <text:p>40,148</text:p>
          </table:table-cell>
          <table:table-cell office:value-type="float" office:value="38.67" calcext:value-type="float">
            <text:p>38,67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887" calcext:value-type="float">
            <text:p>40,887</text:p>
          </table:table-cell>
          <table:table-cell table:number-columns-repeated="3" office:value-type="float" office:value="38.177" calcext:value-type="float">
            <text:p>38,177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148" calcext:value-type="float">
            <text:p>40,148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626" calcext:value-type="float">
            <text:p>41,626</text:p>
          </table:table-cell>
          <table:table-cell office:value-type="float" office:value="40.148" calcext:value-type="float">
            <text:p>40,148</text:p>
          </table:table-cell>
          <table:table-cell table:number-columns-repeated="2" office:value-type="float" office:value="39.655" calcext:value-type="float">
            <text:p>39,655</text:p>
          </table:table-cell>
          <table:table-cell table:number-columns-repeated="4" office:value-type="float" office:value="40.148" calcext:value-type="float">
            <text:p>40,148</text:p>
          </table:table-cell>
          <table:table-cell office:value-type="float" office:value="40.394" calcext:value-type="float">
            <text:p>40,394</text:p>
          </table:table-cell>
          <table:table-cell table:style-name="ce15" table:formula="of:=AVERAGE([.B29:.Y29])" office:value-type="float" office:value="39.5834166666667" calcext:value-type="float">
            <text:p>39,58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office:value-type="float" office:value="37.438" calcext:value-type="float">
            <text:p>37,438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148" calcext:value-type="float">
            <text:p>40,148</text:p>
          </table:table-cell>
          <table:table-cell office:value-type="float" office:value="38.67" calcext:value-type="float">
            <text:p>38,67</text:p>
          </table:table-cell>
          <table:table-cell office:value-type="float" office:value="39.409" calcext:value-type="float">
            <text:p>39,409</text:p>
          </table:table-cell>
          <table:table-cell office:value-type="float" office:value="41.133" calcext:value-type="float">
            <text:p>41,133</text:p>
          </table:table-cell>
          <table:table-cell table:number-columns-repeated="3" office:value-type="float" office:value="38.177" calcext:value-type="float">
            <text:p>38,177</text:p>
          </table:table-cell>
          <table:table-cell office:value-type="float" office:value="38.424" calcext:value-type="float">
            <text:p>38,424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148" calcext:value-type="float">
            <text:p>40,148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39.901" calcext:value-type="float">
            <text:p>39,901</text:p>
          </table:table-cell>
          <table:table-cell table:number-columns-repeated="2" office:value-type="float" office:value="39.409" calcext:value-type="float">
            <text:p>39,409</text:p>
          </table:table-cell>
          <table:table-cell table:number-columns-repeated="3" office:value-type="float" office:value="39.901" calcext:value-type="float">
            <text:p>39,901</text:p>
          </table:table-cell>
          <table:table-cell table:number-columns-repeated="2" office:value-type="float" office:value="40.148" calcext:value-type="float">
            <text:p>40,148</text:p>
          </table:table-cell>
          <table:table-cell table:style-name="ce15" table:formula="of:=AVERAGE([.B30:.Y30])" office:value-type="float" office:value="39.5319583333333" calcext:value-type="float">
            <text:p>39,53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office:value-type="float" office:value="37.438" calcext:value-type="float">
            <text:p>37,438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148" calcext:value-type="float">
            <text:p>40,148</text:p>
          </table:table-cell>
          <table:table-cell office:value-type="float" office:value="38.67" calcext:value-type="float">
            <text:p>38,67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394" calcext:value-type="float">
            <text:p>40,394</text:p>
          </table:table-cell>
          <table:table-cell office:value-type="float" office:value="37.438" calcext:value-type="float">
            <text:p>37,438</text:p>
          </table:table-cell>
          <table:table-cell table:number-columns-repeated="2" office:value-type="float" office:value="37.931" calcext:value-type="float">
            <text:p>37,931</text:p>
          </table:table-cell>
          <table:table-cell office:value-type="float" office:value="38.177" calcext:value-type="float">
            <text:p>38,177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901" calcext:value-type="float">
            <text:p>39,901</text:p>
          </table:table-cell>
          <table:table-cell table:number-columns-repeated="2" office:value-type="float" office:value="39.163" calcext:value-type="float">
            <text:p>39,163</text:p>
          </table:table-cell>
          <table:table-cell table:number-columns-repeated="3" office:value-type="float" office:value="39.655" calcext:value-type="float">
            <text:p>39,655</text:p>
          </table:table-cell>
          <table:table-cell table:number-columns-repeated="2" office:value-type="float" office:value="39.901" calcext:value-type="float">
            <text:p>39,901</text:p>
          </table:table-cell>
          <table:table-cell table:style-name="ce15" table:formula="of:=AVERAGE([.B31:.Y31])" office:value-type="float" office:value="39.3985" calcext:value-type="float">
            <text:p>39,39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office:value-type="float" office:value="37.438" calcext:value-type="float">
            <text:p>37,438</text:p>
          </table:table-cell>
          <table:table-cell office:value-type="float" office:value="38.916" calcext:value-type="float">
            <text:p>38,916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901" calcext:value-type="float">
            <text:p>39,901</text:p>
          </table:table-cell>
          <table:table-cell office:value-type="float" office:value="40.148" calcext:value-type="float">
            <text:p>40,148</text:p>
          </table:table-cell>
          <table:table-cell office:value-type="float" office:value="38.67" calcext:value-type="float">
            <text:p>38,67</text:p>
          </table:table-cell>
          <table:table-cell office:value-type="float" office:value="39.163" calcext:value-type="float">
            <text:p>39,163</text:p>
          </table:table-cell>
          <table:table-cell office:value-type="float" office:value="40.394" calcext:value-type="float">
            <text:p>40,394</text:p>
          </table:table-cell>
          <table:table-cell office:value-type="float" office:value="37.438" calcext:value-type="float">
            <text:p>37,438</text:p>
          </table:table-cell>
          <table:table-cell table:number-columns-repeated="2" office:value-type="float" office:value="37.931" calcext:value-type="float">
            <text:p>37,931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40.394" calcext:value-type="float">
            <text:p>40,394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901" calcext:value-type="float">
            <text:p>39,901</text:p>
          </table:table-cell>
          <table:table-cell table:number-columns-repeated="2" office:value-type="float" office:value="39.163" calcext:value-type="float">
            <text:p>39,163</text:p>
          </table:table-cell>
          <table:table-cell table:number-columns-repeated="3" office:value-type="float" office:value="39.655" calcext:value-type="float">
            <text:p>39,655</text:p>
          </table:table-cell>
          <table:table-cell table:number-columns-repeated="2" office:value-type="float" office:value="39.901" calcext:value-type="float">
            <text:p>39,901</text:p>
          </table:table-cell>
          <table:table-cell table:style-name="ce15" table:formula="of:=AVERAGE([.B32:.Y32])" office:value-type="float" office:value="39.4600833333333" calcext:value-type="float">
            <text:p>39,46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office:value-type="float" office:value="37.438" calcext:value-type="float">
            <text:p>37,438</text:p>
          </table:table-cell>
          <table:table-cell office:value-type="float" office:value="38.424" calcext:value-type="float">
            <text:p>38,424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901" calcext:value-type="float">
            <text:p>39,901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148" calcext:value-type="float">
            <text:p>40,148</text:p>
          </table:table-cell>
          <table:table-cell office:value-type="float" office:value="41.626" calcext:value-type="float">
            <text:p>41,626</text:p>
          </table:table-cell>
          <table:table-cell office:value-type="float" office:value="38.424" calcext:value-type="float">
            <text:p>38,424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40.394" calcext:value-type="float">
            <text:p>40,394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148" calcext:value-type="float">
            <text:p>40,148</text:p>
          </table:table-cell>
          <table:table-cell table:number-columns-repeated="2" office:value-type="float" office:value="39.409" calcext:value-type="float">
            <text:p>39,409</text:p>
          </table:table-cell>
          <table:table-cell table:number-columns-repeated="2" office:value-type="float" office:value="39.901" calcext:value-type="float">
            <text:p>39,901</text:p>
          </table:table-cell>
          <table:table-cell office:value-type="float" office:value="39.655" calcext:value-type="float">
            <text:p>39,655</text:p>
          </table:table-cell>
          <table:table-cell table:number-columns-repeated="2" office:value-type="float" office:value="37.931" calcext:value-type="float">
            <text:p>37,931</text:p>
          </table:table-cell>
          <table:table-cell table:style-name="ce15" table:formula="of:=AVERAGE([.B33:.Y33])" office:value-type="float" office:value="39.6859166666667" calcext:value-type="float">
            <text:p>39,68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office:value-type="float" office:value="36.946" calcext:value-type="float">
            <text:p>36,946</text:p>
          </table:table-cell>
          <table:table-cell office:value-type="float" office:value="37.931" calcext:value-type="float">
            <text:p>37,931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655" calcext:value-type="float">
            <text:p>39,655</text:p>
          </table:table-cell>
          <table:table-cell office:value-type="float" office:value="40.394" calcext:value-type="float">
            <text:p>40,394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394" calcext:value-type="float">
            <text:p>40,394</text:p>
          </table:table-cell>
          <table:table-cell office:value-type="float" office:value="38.424" calcext:value-type="float">
            <text:p>38,424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40.394" calcext:value-type="float">
            <text:p>40,394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148" calcext:value-type="float">
            <text:p>40,148</text:p>
          </table:table-cell>
          <table:table-cell table:number-columns-repeated="2" office:value-type="float" office:value="37.685" calcext:value-type="float">
            <text:p>37,685</text:p>
          </table:table-cell>
          <table:table-cell table:number-columns-repeated="2" office:value-type="float" office:value="38.177" calcext:value-type="float">
            <text:p>38,177</text:p>
          </table:table-cell>
          <table:table-cell table:number-columns-repeated="3" office:value-type="float" office:value="37.931" calcext:value-type="float">
            <text:p>37,931</text:p>
          </table:table-cell>
          <table:table-cell table:style-name="ce15" table:formula="of:=AVERAGE([.B34:.Y34])" office:value-type="float" office:value="39.1214583333333" calcext:value-type="float">
            <text:p>39,12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office:value-type="float" office:value="36.946" calcext:value-type="float">
            <text:p>36,946</text:p>
          </table:table-cell>
          <table:table-cell office:value-type="float" office:value="37.438" calcext:value-type="float">
            <text:p>37,438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148" calcext:value-type="float">
            <text:p>40,148</text:p>
          </table:table-cell>
          <table:table-cell office:value-type="float" office:value="40.887" calcext:value-type="float">
            <text:p>40,887</text:p>
          </table:table-cell>
          <table:table-cell table:number-columns-repeated="2" office:value-type="float" office:value="39.409" calcext:value-type="float">
            <text:p>39,409</text:p>
          </table:table-cell>
          <table:table-cell office:value-type="float" office:value="40.394" calcext:value-type="float">
            <text:p>40,394</text:p>
          </table:table-cell>
          <table:table-cell office:value-type="float" office:value="38.424" calcext:value-type="float">
            <text:p>38,424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40.394" calcext:value-type="float">
            <text:p>40,394</text:p>
          </table:table-cell>
          <table:table-cell office:value-type="float" office:value="42.118" calcext:value-type="float">
            <text:p>42,118</text:p>
          </table:table-cell>
          <table:table-cell office:value-type="float" office:value="41.379" calcext:value-type="float">
            <text:p>41,379</text:p>
          </table:table-cell>
          <table:table-cell office:value-type="float" office:value="40.148" calcext:value-type="float">
            <text:p>40,148</text:p>
          </table:table-cell>
          <table:table-cell table:number-columns-repeated="2" office:value-type="float" office:value="37.685" calcext:value-type="float">
            <text:p>37,685</text:p>
          </table:table-cell>
          <table:table-cell table:number-columns-repeated="2" office:value-type="float" office:value="38.177" calcext:value-type="float">
            <text:p>38,177</text:p>
          </table:table-cell>
          <table:table-cell table:number-columns-repeated="3" office:value-type="float" office:value="37.931" calcext:value-type="float">
            <text:p>37,931</text:p>
          </table:table-cell>
          <table:table-cell table:style-name="ce15" table:formula="of:=AVERAGE([.B35:.Y35])" office:value-type="float" office:value="39.1420416666667" calcext:value-type="float">
            <text:p>39,142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number-columns-repeated="2" office:value-type="float" office:value="36.946" calcext:value-type="float">
            <text:p>36,946</text:p>
          </table:table-cell>
          <table:table-cell office:value-type="float" office:value="38.916" calcext:value-type="float">
            <text:p>38,916</text:p>
          </table:table-cell>
          <table:table-cell office:value-type="float" office:value="39.409" calcext:value-type="float">
            <text:p>39,409</text:p>
          </table:table-cell>
          <table:table-cell office:value-type="float" office:value="40.394" calcext:value-type="float">
            <text:p>40,394</text:p>
          </table:table-cell>
          <table:table-cell table:number-columns-repeated="2" office:value-type="float" office:value="39.409" calcext:value-type="float">
            <text:p>39,409</text:p>
          </table:table-cell>
          <table:table-cell office:value-type="float" office:value="40.394" calcext:value-type="float">
            <text:p>40,394</text:p>
          </table:table-cell>
          <table:table-cell office:value-type="float" office:value="38.424" calcext:value-type="float">
            <text:p>38,424</text:p>
          </table:table-cell>
          <table:table-cell table:number-columns-repeated="2" office:value-type="float" office:value="38.916" calcext:value-type="float">
            <text:p>38,916</text:p>
          </table:table-cell>
          <table:table-cell office:value-type="float" office:value="39.163" calcext:value-type="float">
            <text:p>39,163</text:p>
          </table:table-cell>
          <table:table-cell table:number-columns-repeated="2" office:value-type="float" office:value="40.394" calcext:value-type="float">
            <text:p>40,394</text:p>
          </table:table-cell>
          <table:table-cell office:value-type="float" office:value="41.872" calcext:value-type="float">
            <text:p>41,872</text:p>
          </table:table-cell>
          <table:table-cell office:value-type="float" office:value="41.133" calcext:value-type="float">
            <text:p>41,133</text:p>
          </table:table-cell>
          <table:table-cell office:value-type="float" office:value="39.901" calcext:value-type="float">
            <text:p>39,901</text:p>
          </table:table-cell>
          <table:table-cell table:number-columns-repeated="2" office:value-type="float" office:value="37.438" calcext:value-type="float">
            <text:p>37,438</text:p>
          </table:table-cell>
          <table:table-cell table:number-columns-repeated="5" office:value-type="float" office:value="37.931" calcext:value-type="float">
            <text:p>37,931</text:p>
          </table:table-cell>
          <table:table-cell table:style-name="ce15" table:formula="of:=AVERAGE([.B36:.Y36])" office:value-type="float" office:value="38.9777916666667" calcext:value-type="float">
            <text:p>38,97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office:value-type="float" office:value="36.7" calcext:value-type="float">
            <text:p>36,7</text:p>
          </table:table-cell>
          <table:table-cell office:value-type="float" office:value="37.192" calcext:value-type="float">
            <text:p>37,192</text:p>
          </table:table-cell>
          <table:table-cell office:value-type="float" office:value="38.177" calcext:value-type="float">
            <text:p>38,177</text:p>
          </table:table-cell>
          <table:table-cell office:value-type="float" office:value="39.163" calcext:value-type="float">
            <text:p>39,163</text:p>
          </table:table-cell>
          <table:table-cell office:value-type="float" office:value="37.931" calcext:value-type="float">
            <text:p>37,931</text:p>
          </table:table-cell>
          <table:table-cell office:value-type="float" office:value="36.946" calcext:value-type="float">
            <text:p>36,946</text:p>
          </table:table-cell>
          <table:table-cell office:value-type="float" office:value="36.7" calcext:value-type="float">
            <text:p>36,7</text:p>
          </table:table-cell>
          <table:table-cell office:value-type="float" office:value="37.438" calcext:value-type="float">
            <text:p>37,438</text:p>
          </table:table-cell>
          <table:table-cell office:value-type="float" office:value="38.424" calcext:value-type="float">
            <text:p>38,424</text:p>
          </table:table-cell>
          <table:table-cell office:value-type="float" office:value="38.916" calcext:value-type="float">
            <text:p>38,916</text:p>
          </table:table-cell>
          <table:table-cell table:number-columns-repeated="2" office:value-type="float" office:value="36.7" calcext:value-type="float">
            <text:p>36,7</text:p>
          </table:table-cell>
          <table:table-cell table:number-columns-repeated="2" office:value-type="float" office:value="37.931" calcext:value-type="float">
            <text:p>37,931</text:p>
          </table:table-cell>
          <table:table-cell office:value-type="float" office:value="39.655" calcext:value-type="float">
            <text:p>39,655</text:p>
          </table:table-cell>
          <table:table-cell office:value-type="float" office:value="38.916" calcext:value-type="float">
            <text:p>38,916</text:p>
          </table:table-cell>
          <table:table-cell office:value-type="float" office:value="37.685" calcext:value-type="float">
            <text:p>37,685</text:p>
          </table:table-cell>
          <table:table-cell table:number-columns-repeated="2" office:value-type="float" office:value="37.438" calcext:value-type="float">
            <text:p>37,438</text:p>
          </table:table-cell>
          <table:table-cell table:number-columns-repeated="5" office:value-type="float" office:value="37.931" calcext:value-type="float">
            <text:p>37,931</text:p>
          </table:table-cell>
          <table:table-cell table:style-name="ce15" table:formula="of:=AVERAGE([.B37:.Y37])" office:value-type="float" office:value="37.8181666666667" calcext:value-type="float">
            <text:p>37,81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office:value-type="float" office:value="35.714" calcext:value-type="float">
            <text:p>35,714</text:p>
          </table:table-cell>
          <table:table-cell office:value-type="float" office:value="37.192" calcext:value-type="float">
            <text:p>37,192</text:p>
          </table:table-cell>
          <table:table-cell office:value-type="float" office:value="35.961" calcext:value-type="float">
            <text:p>35,961</text:p>
          </table:table-cell>
          <table:table-cell table:number-columns-repeated="2" office:value-type="float" office:value="37.192" calcext:value-type="float">
            <text:p>37,192</text:p>
          </table:table-cell>
          <table:table-cell office:value-type="float" office:value="36.946" calcext:value-type="float">
            <text:p>36,946</text:p>
          </table:table-cell>
          <table:table-cell office:value-type="float" office:value="36.7" calcext:value-type="float">
            <text:p>36,7</text:p>
          </table:table-cell>
          <table:table-cell office:value-type="float" office:value="37.685" calcext:value-type="float">
            <text:p>37,685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163" calcext:value-type="float">
            <text:p>39,163</text:p>
          </table:table-cell>
          <table:table-cell table:number-columns-repeated="4" office:value-type="float" office:value="37.931" calcext:value-type="float">
            <text:p>37,931</text:p>
          </table:table-cell>
          <table:table-cell office:value-type="float" office:value="39.655" calcext:value-type="float">
            <text:p>39,655</text:p>
          </table:table-cell>
          <table:table-cell office:value-type="float" office:value="38.916" calcext:value-type="float">
            <text:p>38,916</text:p>
          </table:table-cell>
          <table:table-cell office:value-type="float" office:value="37.685" calcext:value-type="float">
            <text:p>37,685</text:p>
          </table:table-cell>
          <table:table-cell table:number-columns-repeated="2" office:value-type="float" office:value="37.438" calcext:value-type="float">
            <text:p>37,438</text:p>
          </table:table-cell>
          <table:table-cell table:number-columns-repeated="5" office:value-type="float" office:value="37.931" calcext:value-type="float">
            <text:p>37,931</text:p>
          </table:table-cell>
          <table:table-cell table:style-name="ce15" table:formula="of:=AVERAGE([.B38:.Y38])" office:value-type="float" office:value="37.7565416666667" calcext:value-type="float">
            <text:p>37,75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number-columns-repeated="3" office:value-type="float" office:value="35.961" calcext:value-type="float">
            <text:p>35,961</text:p>
          </table:table-cell>
          <table:table-cell table:number-columns-repeated="2" office:value-type="float" office:value="37.192" calcext:value-type="float">
            <text:p>37,192</text:p>
          </table:table-cell>
          <table:table-cell office:value-type="float" office:value="36.946" calcext:value-type="float">
            <text:p>36,946</text:p>
          </table:table-cell>
          <table:table-cell office:value-type="float" office:value="37.192" calcext:value-type="float">
            <text:p>37,192</text:p>
          </table:table-cell>
          <table:table-cell office:value-type="float" office:value="37.931" calcext:value-type="float">
            <text:p>37,931</text:p>
          </table:table-cell>
          <table:table-cell office:value-type="float" office:value="40.148" calcext:value-type="float">
            <text:p>40,148</text:p>
          </table:table-cell>
          <table:table-cell office:value-type="float" office:value="39.409" calcext:value-type="float">
            <text:p>39,409</text:p>
          </table:table-cell>
          <table:table-cell table:number-columns-repeated="4" office:value-type="float" office:value="38.177" calcext:value-type="float">
            <text:p>38,177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163" calcext:value-type="float">
            <text:p>39,163</text:p>
          </table:table-cell>
          <table:table-cell table:number-columns-repeated="3" office:value-type="float" office:value="37.931" calcext:value-type="float">
            <text:p>37,931</text:p>
          </table:table-cell>
          <table:table-cell table:number-columns-repeated="5" office:value-type="float" office:value="38.177" calcext:value-type="float">
            <text:p>38,177</text:p>
          </table:table-cell>
          <table:table-cell table:style-name="ce15" table:formula="of:=AVERAGE([.B39:.Y39])" office:value-type="float" office:value="37.9309583333333" calcext:value-type="float">
            <text:p>37,931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office:value-type="float" office:value="34.236" calcext:value-type="float">
            <text:p>34,236</text:p>
          </table:table-cell>
          <table:table-cell office:value-type="float" office:value="35.961" calcext:value-type="float">
            <text:p>35,961</text:p>
          </table:table-cell>
          <table:table-cell office:value-type="float" office:value="36.7" calcext:value-type="float">
            <text:p>36,7</text:p>
          </table:table-cell>
          <table:table-cell table:number-columns-repeated="4" office:value-type="float" office:value="37.192" calcext:value-type="float">
            <text:p>37,192</text:p>
          </table:table-cell>
          <table:table-cell office:value-type="float" office:value="37.685" calcext:value-type="float">
            <text:p>37,68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7.192" calcext:value-type="float">
            <text:p>37,192</text:p>
          </table:table-cell>
          <table:table-cell table:number-columns-repeated="4" office:value-type="float" office:value="38.177" calcext:value-type="float">
            <text:p>38,177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163" calcext:value-type="float">
            <text:p>39,163</text:p>
          </table:table-cell>
          <table:table-cell table:number-columns-repeated="3" office:value-type="float" office:value="37.931" calcext:value-type="float">
            <text:p>37,931</text:p>
          </table:table-cell>
          <table:table-cell table:number-columns-repeated="5" office:value-type="float" office:value="38.177" calcext:value-type="float">
            <text:p>38,177</text:p>
          </table:table-cell>
          <table:table-cell table:style-name="ce15" table:formula="of:=AVERAGE([.B40:.Y40])" office:value-type="float" office:value="37.705125" calcext:value-type="float">
            <text:p>37,705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office:value-type="float" office:value="34.483" calcext:value-type="float">
            <text:p>34,483</text:p>
          </table:table-cell>
          <table:table-cell office:value-type="float" office:value="35.714" calcext:value-type="float">
            <text:p>35,714</text:p>
          </table:table-cell>
          <table:table-cell office:value-type="float" office:value="36.453" calcext:value-type="float">
            <text:p>36,453</text:p>
          </table:table-cell>
          <table:table-cell table:number-columns-repeated="2" office:value-type="float" office:value="36.946" calcext:value-type="float">
            <text:p>36,946</text:p>
          </table:table-cell>
          <table:table-cell table:number-columns-repeated="2" office:value-type="float" office:value="37.192" calcext:value-type="float">
            <text:p>37,192</text:p>
          </table:table-cell>
          <table:table-cell office:value-type="float" office:value="37.685" calcext:value-type="float">
            <text:p>37,685</text:p>
          </table:table-cell>
          <table:table-cell office:value-type="float" office:value="37.931" calcext:value-type="float">
            <text:p>37,931</text:p>
          </table:table-cell>
          <table:table-cell office:value-type="float" office:value="37.192" calcext:value-type="float">
            <text:p>37,192</text:p>
          </table:table-cell>
          <table:table-cell table:number-columns-repeated="4" office:value-type="float" office:value="38.177" calcext:value-type="float">
            <text:p>38,177</text:p>
          </table:table-cell>
          <table:table-cell office:value-type="float" office:value="39.901" calcext:value-type="float">
            <text:p>39,901</text:p>
          </table:table-cell>
          <table:table-cell office:value-type="float" office:value="39.163" calcext:value-type="float">
            <text:p>39,163</text:p>
          </table:table-cell>
          <table:table-cell table:number-columns-repeated="3" office:value-type="float" office:value="36.946" calcext:value-type="float">
            <text:p>36,946</text:p>
          </table:table-cell>
          <table:table-cell table:number-columns-repeated="5" office:value-type="float" office:value="37.192" calcext:value-type="float">
            <text:p>37,192</text:p>
          </table:table-cell>
          <table:table-cell table:style-name="ce15" table:formula="of:=AVERAGE([.B41:.Y41])" office:value-type="float" office:value="37.346" calcext:value-type="float">
            <text:p>37,346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number-columns-repeated="2" office:value-type="float" office:value="37.192" calcext:value-type="float">
            <text:p>37,192</text:p>
          </table:table-cell>
          <table:table-cell office:value-type="float" office:value="38.177" calcext:value-type="float">
            <text:p>38,177</text:p>
          </table:table-cell>
          <table:table-cell table:number-columns-repeated="2" office:value-type="float" office:value="36.946" calcext:value-type="float">
            <text:p>36,946</text:p>
          </table:table-cell>
          <table:table-cell table:number-columns-repeated="2" office:value-type="float" office:value="37.192" calcext:value-type="float">
            <text:p>37,192</text:p>
          </table:table-cell>
          <table:table-cell office:value-type="float" office:value="36.453" calcext:value-type="float">
            <text:p>36,453</text:p>
          </table:table-cell>
          <table:table-cell office:value-type="float" office:value="36.7" calcext:value-type="float">
            <text:p>36,7</text:p>
          </table:table-cell>
          <table:table-cell office:value-type="float" office:value="35.961" calcext:value-type="float">
            <text:p>35,961</text:p>
          </table:table-cell>
          <table:table-cell table:number-columns-repeated="4" office:value-type="float" office:value="36.946" calcext:value-type="float">
            <text:p>36,946</text:p>
          </table:table-cell>
          <table:table-cell office:value-type="float" office:value="38.424" calcext:value-type="float">
            <text:p>38,424</text:p>
          </table:table-cell>
          <table:table-cell office:value-type="float" office:value="37.931" calcext:value-type="float">
            <text:p>37,931</text:p>
          </table:table-cell>
          <table:table-cell office:value-type="float" office:value="38.424" calcext:value-type="float">
            <text:p>38,424</text:p>
          </table:table-cell>
          <table:table-cell table:number-columns-repeated="7" office:value-type="float" office:value="38.67" calcext:value-type="float">
            <text:p>38,67</text:p>
          </table:table-cell>
          <table:table-cell table:style-name="ce15" table:formula="of:=AVERAGE([.B42:.Y42])" office:value-type="float" office:value="37.6335" calcext:value-type="float">
            <text:p>37,63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office:value-type="float" office:value="37.192" calcext:value-type="float">
            <text:p>37,192</text:p>
          </table:table-cell>
          <table:table-cell office:value-type="float" office:value="36.453" calcext:value-type="float">
            <text:p>36,453</text:p>
          </table:table-cell>
          <table:table-cell office:value-type="float" office:value="35.714" calcext:value-type="float">
            <text:p>35,714</text:p>
          </table:table-cell>
          <table:table-cell table:number-columns-repeated="2" office:value-type="float" office:value="35.961" calcext:value-type="float">
            <text:p>35,961</text:p>
          </table:table-cell>
          <table:table-cell office:value-type="float" office:value="35.468" calcext:value-type="float">
            <text:p>35,468</text:p>
          </table:table-cell>
          <table:table-cell office:value-type="float" office:value="36.207" calcext:value-type="float">
            <text:p>36,207</text:p>
          </table:table-cell>
          <table:table-cell office:value-type="float" office:value="36.946" calcext:value-type="float">
            <text:p>36,946</text:p>
          </table:table-cell>
          <table:table-cell office:value-type="float" office:value="36.7" calcext:value-type="float">
            <text:p>36,7</text:p>
          </table:table-cell>
          <table:table-cell office:value-type="float" office:value="35.714" calcext:value-type="float">
            <text:p>35,714</text:p>
          </table:table-cell>
          <table:table-cell table:number-columns-repeated="4" office:value-type="float" office:value="36.207" calcext:value-type="float">
            <text:p>36,207</text:p>
          </table:table-cell>
          <table:table-cell office:value-type="float" office:value="37.685" calcext:value-type="float">
            <text:p>37,685</text:p>
          </table:table-cell>
          <table:table-cell office:value-type="float" office:value="37.192" calcext:value-type="float">
            <text:p>37,192</text:p>
          </table:table-cell>
          <table:table-cell office:value-type="float" office:value="37.685" calcext:value-type="float">
            <text:p>37,685</text:p>
          </table:table-cell>
          <table:table-cell table:number-columns-repeated="7" office:value-type="float" office:value="37.931" calcext:value-type="float">
            <text:p>37,931</text:p>
          </table:table-cell>
          <table:table-cell table:style-name="ce15" table:formula="of:=AVERAGE([.B43:.Y43])" office:value-type="float" office:value="36.8842916666667" calcext:value-type="float">
            <text:p>36,884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office:value-type="float" office:value="36.7" calcext:value-type="float">
            <text:p>36,7</text:p>
          </table:table-cell>
          <table:table-cell office:value-type="float" office:value="33.744" calcext:value-type="float">
            <text:p>33,744</text:p>
          </table:table-cell>
          <table:table-cell office:value-type="float" office:value="33.99" calcext:value-type="float">
            <text:p>33,99</text:p>
          </table:table-cell>
          <table:table-cell table:number-columns-repeated="3" office:value-type="float" office:value="34.236" calcext:value-type="float">
            <text:p>34,236</text:p>
          </table:table-cell>
          <table:table-cell office:value-type="float" office:value="34.975" calcext:value-type="float">
            <text:p>34,975</text:p>
          </table:table-cell>
          <table:table-cell office:value-type="float" office:value="35.714" calcext:value-type="float">
            <text:p>35,714</text:p>
          </table:table-cell>
          <table:table-cell office:value-type="float" office:value="35.468" calcext:value-type="float">
            <text:p>35,468</text:p>
          </table:table-cell>
          <table:table-cell office:value-type="float" office:value="34.483" calcext:value-type="float">
            <text:p>34,483</text:p>
          </table:table-cell>
          <table:table-cell table:number-columns-repeated="4" office:value-type="float" office:value="34.975" calcext:value-type="float">
            <text:p>34,975</text:p>
          </table:table-cell>
          <table:table-cell office:value-type="float" office:value="35.714" calcext:value-type="float">
            <text:p>35,714</text:p>
          </table:table-cell>
          <table:table-cell office:value-type="float" office:value="35.961" calcext:value-type="float">
            <text:p>35,961</text:p>
          </table:table-cell>
          <table:table-cell office:value-type="float" office:value="36.453" calcext:value-type="float">
            <text:p>36,453</text:p>
          </table:table-cell>
          <table:table-cell table:number-columns-repeated="7" office:value-type="float" office:value="36.7" calcext:value-type="float">
            <text:p>36,7</text:p>
          </table:table-cell>
          <table:table-cell table:style-name="ce15" table:formula="of:=AVERAGE([.B44:.Y44])" office:value-type="float" office:value="35.5295833333333" calcext:value-type="float">
            <text:p>35,530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office:value-type="float" office:value="34.236" calcext:value-type="float">
            <text:p>34,236</text:p>
          </table:table-cell>
          <table:table-cell office:value-type="float" office:value="33.744" calcext:value-type="float">
            <text:p>33,744</text:p>
          </table:table-cell>
          <table:table-cell office:value-type="float" office:value="33.99" calcext:value-type="float">
            <text:p>33,99</text:p>
          </table:table-cell>
          <table:table-cell table:number-columns-repeated="3" office:value-type="float" office:value="34.483" calcext:value-type="float">
            <text:p>34,483</text:p>
          </table:table-cell>
          <table:table-cell office:value-type="float" office:value="35.222" calcext:value-type="float">
            <text:p>35,222</text:p>
          </table:table-cell>
          <table:table-cell office:value-type="float" office:value="35.961" calcext:value-type="float">
            <text:p>35,961</text:p>
          </table:table-cell>
          <table:table-cell office:value-type="float" office:value="35.714" calcext:value-type="float">
            <text:p>35,714</text:p>
          </table:table-cell>
          <table:table-cell office:value-type="float" office:value="34.729" calcext:value-type="float">
            <text:p>34,729</text:p>
          </table:table-cell>
          <table:table-cell table:number-columns-repeated="4" office:value-type="float" office:value="34.975" calcext:value-type="float">
            <text:p>34,975</text:p>
          </table:table-cell>
          <table:table-cell office:value-type="float" office:value="35.714" calcext:value-type="float">
            <text:p>35,714</text:p>
          </table:table-cell>
          <table:table-cell office:value-type="float" office:value="35.961" calcext:value-type="float">
            <text:p>35,961</text:p>
          </table:table-cell>
          <table:table-cell office:value-type="float" office:value="35.714" calcext:value-type="float">
            <text:p>35,714</text:p>
          </table:table-cell>
          <table:table-cell table:number-columns-repeated="7" office:value-type="float" office:value="35.961" calcext:value-type="float">
            <text:p>35,961</text:p>
          </table:table-cell>
          <table:table-cell table:style-name="ce15" table:formula="of:=AVERAGE([.B45:.Y45])" office:value-type="float" office:value="35.2525416666667" calcext:value-type="float">
            <text:p>35,253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office:value-type="float" office:value="34.483" calcext:value-type="float">
            <text:p>34,483</text:p>
          </table:table-cell>
          <table:table-cell table:number-columns-repeated="5" office:value-type="float" office:value="34.236" calcext:value-type="float">
            <text:p>34,236</text:p>
          </table:table-cell>
          <table:table-cell office:value-type="float" office:value="33.99" calcext:value-type="float">
            <text:p>33,99</text:p>
          </table:table-cell>
          <table:table-cell office:value-type="float" office:value="34.236" calcext:value-type="float">
            <text:p>34,236</text:p>
          </table:table-cell>
          <table:table-cell office:value-type="float" office:value="34.729" calcext:value-type="float">
            <text:p>34,729</text:p>
          </table:table-cell>
          <table:table-cell office:value-type="float" office:value="34.236" calcext:value-type="float">
            <text:p>34,236</text:p>
          </table:table-cell>
          <table:table-cell table:number-columns-repeated="4" office:value-type="float" office:value="34.975" calcext:value-type="float">
            <text:p>34,975</text:p>
          </table:table-cell>
          <table:table-cell table:number-columns-repeated="2" office:value-type="float" office:value="35.961" calcext:value-type="float">
            <text:p>35,961</text:p>
          </table:table-cell>
          <table:table-cell office:value-type="float" office:value="35.714" calcext:value-type="float">
            <text:p>35,714</text:p>
          </table:table-cell>
          <table:table-cell table:number-columns-repeated="7" office:value-type="float" office:value="35.961" calcext:value-type="float">
            <text:p>35,961</text:p>
          </table:table-cell>
          <table:table-cell table:style-name="ce15" table:formula="of:=AVERAGE([.B46:.Y46])" office:value-type="float" office:value="35.0882083333333" calcext:value-type="float">
            <text:p>35,08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number-columns-repeated="6" office:value-type="float" office:value="35.468" calcext:value-type="float">
            <text:p>35,468</text:p>
          </table:table-cell>
          <table:table-cell office:value-type="float" office:value="34.729" calcext:value-type="float">
            <text:p>34,729</text:p>
          </table:table-cell>
          <table:table-cell table:number-columns-repeated="7" office:value-type="float" office:value="34.975" calcext:value-type="float">
            <text:p>34,975</text:p>
          </table:table-cell>
          <table:table-cell table:number-columns-repeated="2" office:value-type="float" office:value="35.961" calcext:value-type="float">
            <text:p>35,961</text:p>
          </table:table-cell>
          <table:table-cell office:value-type="float" office:value="35.714" calcext:value-type="float">
            <text:p>35,714</text:p>
          </table:table-cell>
          <table:table-cell table:number-columns-repeated="7" office:value-type="float" office:value="35.961" calcext:value-type="float">
            <text:p>35,961</text:p>
          </table:table-cell>
          <table:table-cell table:style-name="ce15" table:formula="of:=AVERAGE([.B47:.Y47])" office:value-type="float" office:value="35.4885416666667" calcext:value-type="float">
            <text:p>35,489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number-columns-repeated="14" office:value-type="float" office:value="34.975" calcext:value-type="float">
            <text:p>34,975</text:p>
          </table:table-cell>
          <table:table-cell table:number-columns-repeated="2" office:value-type="float" office:value="36.207" calcext:value-type="float">
            <text:p>36,207</text:p>
          </table:table-cell>
          <table:table-cell office:value-type="float" office:value="35.961" calcext:value-type="float">
            <text:p>35,961</text:p>
          </table:table-cell>
          <table:table-cell table:number-columns-repeated="7" office:value-type="float" office:value="36.207" calcext:value-type="float">
            <text:p>36,207</text:p>
          </table:table-cell>
          <table:table-cell table:style-name="ce15" table:formula="of:=AVERAGE([.B48:.Y48])" office:value-type="float" office:value="35.4780833333333" calcext:value-type="float">
            <text:p>35,478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number-columns-repeated="16" office:value-type="float" office:value="36.207" calcext:value-type="float">
            <text:p>36,207</text:p>
          </table:table-cell>
          <table:table-cell office:value-type="float" office:value="35.961" calcext:value-type="float">
            <text:p>35,961</text:p>
          </table:table-cell>
          <table:table-cell table:number-columns-repeated="7" office:value-type="float" office:value="36.207" calcext:value-type="float">
            <text:p>36,207</text:p>
          </table:table-cell>
          <table:table-cell table:style-name="ce15" table:formula="of:=AVERAGE([.B49:.Y49])" office:value-type="float" office:value="36.19675" calcext:value-type="float">
            <text:p>36,19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number-columns-repeated="24" office:value-type="float" office:value="36.207" calcext:value-type="float">
            <text:p>36,207</text:p>
          </table:table-cell>
          <table:table-cell table:style-name="ce15" table:formula="of:=AVERAGE([.B50:.Y50])" office:value-type="float" office:value="36.207" calcext:value-type="float">
            <text:p>36,20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number-columns-repeated="24" office:value-type="float" office:value="36.207" calcext:value-type="float">
            <text:p>36,207</text:p>
          </table:table-cell>
          <table:table-cell table:style-name="ce15" table:formula="of:=AVERAGE([.B51:.Y51])" office:value-type="float" office:value="36.207" calcext:value-type="float">
            <text:p>36,207</text:p>
          </table:table-cell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15" table:formula="of:=AVERAGE([.B2:.B51])" office:value-type="float" office:value="35.90638" calcext:value-type="float">
            <text:p>35,906</text:p>
          </table:table-cell>
          <table:table-cell table:style-name="ce15" table:formula="of:=AVERAGE([.C2:.C51])" office:value-type="float" office:value="36.2512" calcext:value-type="float">
            <text:p>36,251</text:p>
          </table:table-cell>
          <table:table-cell table:style-name="ce15" table:formula="of:=AVERAGE([.D2:.D51])" office:value-type="float" office:value="37.33982" calcext:value-type="float">
            <text:p>37,340</text:p>
          </table:table-cell>
          <table:table-cell table:style-name="ce15" table:formula="of:=AVERAGE([.E2:.E51])" office:value-type="float" office:value="38.1872" calcext:value-type="float">
            <text:p>38,187</text:p>
          </table:table-cell>
          <table:table-cell table:style-name="ce15" table:formula="of:=AVERAGE([.F2:.F51])" office:value-type="float" office:value="38.665" calcext:value-type="float">
            <text:p>38,665</text:p>
          </table:table-cell>
          <table:table-cell table:style-name="ce15" table:formula="of:=AVERAGE([.G2:.G51])" office:value-type="float" office:value="37.58132" calcext:value-type="float">
            <text:p>37,581</text:p>
          </table:table-cell>
          <table:table-cell table:style-name="ce15" table:formula="of:=AVERAGE([.H2:.H51])" office:value-type="float" office:value="38.57624" calcext:value-type="float">
            <text:p>38,576</text:p>
          </table:table-cell>
          <table:table-cell table:style-name="ce15" table:formula="of:=AVERAGE([.I2:.I51])" office:value-type="float" office:value="39.9655" calcext:value-type="float">
            <text:p>39,966</text:p>
          </table:table-cell>
          <table:table-cell table:style-name="ce15" table:formula="of:=AVERAGE([.J2:.J51])" office:value-type="float" office:value="37.99006" calcext:value-type="float">
            <text:p>37,990</text:p>
          </table:table-cell>
          <table:table-cell table:style-name="ce15" table:formula="of:=AVERAGE([.K2:.K51])" office:value-type="float" office:value="38.24138" calcext:value-type="float">
            <text:p>38,241</text:p>
          </table:table-cell>
          <table:table-cell table:style-name="ce15" table:formula="of:=AVERAGE([.L2:.L51])" office:value-type="float" office:value="38.0837" calcext:value-type="float">
            <text:p>38,084</text:p>
          </table:table-cell>
          <table:table-cell table:style-name="ce15" table:formula="of:=AVERAGE([.M2:.M51])" office:value-type="float" office:value="38.14786" calcext:value-type="float">
            <text:p>38,148</text:p>
          </table:table-cell>
          <table:table-cell table:style-name="ce15" table:formula="of:=AVERAGE([.N2:.N51])" office:value-type="float" office:value="38.729" calcext:value-type="float">
            <text:p>38,729</text:p>
          </table:table-cell>
          <table:table-cell table:style-name="ce15" table:formula="of:=AVERAGE([.O2:.O51])" office:value-type="float" office:value="39.03928" calcext:value-type="float">
            <text:p>39,039</text:p>
          </table:table-cell>
          <table:table-cell table:style-name="ce15" table:formula="of:=AVERAGE([.P2:.P51])" office:value-type="float" office:value="40.68982" calcext:value-type="float">
            <text:p>40,690</text:p>
          </table:table-cell>
          <table:table-cell table:style-name="ce15" table:formula="of:=AVERAGE([.Q2:.Q51])" office:value-type="float" office:value="40.00482" calcext:value-type="float">
            <text:p>40,005</text:p>
          </table:table-cell>
          <table:table-cell table:style-name="ce15" table:formula="of:=AVERAGE([.R2:.R51])" office:value-type="float" office:value="38.65034" calcext:value-type="float">
            <text:p>38,650</text:p>
          </table:table-cell>
          <table:table-cell table:style-name="ce15" table:formula="of:=AVERAGE([.S2:.S51])" office:value-type="float" office:value="38.38424" calcext:value-type="float">
            <text:p>38,384</text:p>
          </table:table-cell>
          <table:table-cell table:style-name="ce15" table:formula="of:=AVERAGE([.T2:.T51])" office:value-type="float" office:value="38.18726" calcext:value-type="float">
            <text:p>38,187</text:p>
          </table:table-cell>
          <table:table-cell table:style-name="ce15" table:formula="of:=AVERAGE([.U2:.U51])" office:value-type="float" office:value="38.46304" calcext:value-type="float">
            <text:p>38,463</text:p>
          </table:table-cell>
          <table:table-cell table:style-name="ce15" table:formula="of:=AVERAGE([.V2:.V51])" office:value-type="float" office:value="38.30034" calcext:value-type="float">
            <text:p>38,300</text:p>
          </table:table-cell>
          <table:table-cell table:style-name="ce15" table:formula="of:=AVERAGE([.W2:.W51])" office:value-type="float" office:value="38.56162" calcext:value-type="float">
            <text:p>38,562</text:p>
          </table:table-cell>
          <table:table-cell table:style-name="ce15" table:formula="of:=AVERAGE([.X2:.X51])" office:value-type="float" office:value="38.58632" calcext:value-type="float">
            <text:p>38,586</text:p>
          </table:table-cell>
          <table:table-cell table:style-name="ce15" table:formula="of:=AVERAGE([.Y2:.Y51])" office:value-type="float" office:value="38.66506" calcext:value-type="float">
            <text:p>38,665</text:p>
          </table:table-cell>
          <table:table-cell table:style-name="ce20"/>
          <table:table-cell table:style-name="ce4" table:number-columns-repeated="3"/>
          <table:table-cell table:number-columns-repeated="995"/>
        </table:table-row>
        <table:table-row table:style-name="ro1" table:number-rows-repeated="2">
          <table:table-cell/>
          <table:table-cell table:style-name="ce4" table:number-columns-repeated="2"/>
          <table:table-cell table:style-name="ce19" table:number-columns-repeated="23"/>
          <table:table-cell table:style-name="ce4" table:number-columns-repeated="3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3" office:value-type="string" calcext:value-type="string" table:number-columns-spanned="3" table:number-rows-spanned="1">
            <text:p>OGÓLNIE:</text:p>
          </table:table-cell>
          <table:covered-table-cell table:style-name="ce24"/>
          <table:covered-table-cell table:style-name="ce4"/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ŚREDNIA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"/>
          <table:table-cell table:style-name="ce19" table:number-columns-repeated="23"/>
          <table:table-cell table:style-name="ce24" table:formula="of:=MAX([.B2:.Y51])" office:value-type="float" office:value="42.365" calcext:value-type="float">
            <text:p>42,365</text:p>
          </table:table-cell>
          <table:table-cell table:style-name="ce24" table:formula="of:=MIN([.B2:.Y51])" office:value-type="float" office:value="32.759" calcext:value-type="float">
            <text:p>32,759</text:p>
          </table:table-cell>
          <table:table-cell table:style-name="ce24" table:formula="of:=AVERAGE([.B2:.Y51])" office:value-type="float" office:value="38.3831999999999" calcext:value-type="float">
            <text:p>38,383</text:p>
          </table:table-cell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4" table:number-columns-repeated="2"/>
          <table:table-cell table:style-name="ce1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WIERSZE</text:p>
          </table:table-cell>
          <table:covered-table-cell table:style-name="ce27"/>
          <table:table-cell table:style-name="ce28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Z2:.Z51])" office:value-type="float" office:value="39.6859166666667" calcext:value-type="float">
            <text:p>39,686</text:p>
          </table:table-cell>
          <table:table-cell table:style-name="ce24" table:formula="of:=MIN([.Z2:.Z51])" office:value-type="float" office:value="35.0882083333333" calcext:value-type="float">
            <text:p>35,088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6" table:number-columns-repeated="2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5" office:value-type="string" calcext:value-type="string" table:number-columns-spanned="2" table:number-rows-spanned="1">
            <text:p>KOLUMNY</text:p>
          </table:table-cell>
          <table:covered-table-cell table:style-name="ce27"/>
          <table:table-cell table:style-name="ce36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office:value-type="string" calcext:value-type="string">
            <text:p>MAX</text:p>
          </table:table-cell>
          <table:table-cell table:style-name="ce24" office:value-type="string" calcext:value-type="string">
            <text:p>MIN</text:p>
          </table:table-cell>
          <table:table-cell table:style-name="ce29"/>
          <table:table-cell table:number-columns-repeated="995"/>
        </table:table-row>
        <table:table-row table:style-name="ro1">
          <table:table-cell/>
          <table:table-cell table:style-name="ce4" table:number-columns-repeated="24"/>
          <table:table-cell table:style-name="ce21"/>
          <table:table-cell table:style-name="ce24" table:formula="of:=MAX([.B52:.Y52])" office:value-type="float" office:value="40.68982" calcext:value-type="float">
            <text:p>40,690</text:p>
          </table:table-cell>
          <table:table-cell table:style-name="ce24" table:formula="of:=MIN([.B52:.Y52])" office:value-type="float" office:value="35.90638" calcext:value-type="float">
            <text:p>35,906</text:p>
          </table:table-cell>
          <table:table-cell table:style-name="ce29"/>
          <table:table-cell table:number-columns-repeated="995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yniki.B1:Wyniki.Y52" table:contains-header="false" table:orientation="column">
          <table:sort>
            <table:sort-by table:field-number="5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.00.0000</text:date>, <text:time style:data-style-name="N2" text:time-value="21:31:35.92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M39S</meta:editing-duration>
    <meta:editing-cycles>3</meta:editing-cycles>
    <meta:generator>LibreOffice/6.2.3.2$Windows_X86_64 LibreOffice_project/aecc05fe267cc68dde00352a451aa867b3b546ac</meta:generator>
    <meta:creation-date>2020-03-25T17:05:15.815000000</meta:creation-date>
    <dc:date>2020-03-29T21:32:18.544000000</dc:date>
    <meta:document-statistic meta:table-count="1" meta:cell-count="1365" meta:object-count="0"/>
  </office:meta>
</office:document-meta>
</file>